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1.1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group_memory_stats" table:style-name="ta1">
        <table:shapes>
          <draw:frame draw:z-index="0" draw:style-name="gr1" draw:text-style-name="P1" svg:width="13.0374in" svg:height="7.3331in" svg:x="9.6087in" svg:y="1.115in">
            <draw:object draw:notify-on-update-of-ranges="cgroup_memory_stats.F2:cgroup_memory_stats.F56 cgroup_memory_stats.G1:cgroup_memory_stats.G1 cgroup_memory_stats.G2:cgroup_memory_stats.G56 cgroup_memory_stats.F2:cgroup_memory_stats.F56 cgroup_memory_stats.H1:cgroup_memory_stats.H1 cgroup_memory_stats.H2:cgroup_memory_stats.H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mory_current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IRSH USED</text:p>
          </table:table-cell>
          <table:table-cell office:value-type="string" calcext:value-type="string">
            <text:p>memory_current</text:p>
          </table:table-cell>
        </table:table-row>
        <table:table-row table:style-name="ro1">
          <table:table-cell office:value-type="float" office:value="1742325792614" calcext:value-type="float">
            <text:p>17423257926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42325793" calcext:value-type="float">
            <text:p>1742325793</text:p>
          </table:table-cell>
          <table:table-cell table:formula="of:=([.E2]-[.$E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]/1024/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325793628" calcext:value-type="float">
            <text:p>1742325793628</text:p>
          </table:table-cell>
          <table:table-cell office:value-type="float" office:value="40550400" calcext:value-type="float">
            <text:p>40550400</text:p>
          </table:table-cell>
          <table:table-cell table:number-columns-repeated="2"/>
          <table:table-cell office:value-type="float" office:value="1742325794" calcext:value-type="float">
            <text:p>1742325794</text:p>
          </table:table-cell>
          <table:table-cell table:formula="of:=([.E3]-[.$E$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325794640" calcext:value-type="float">
            <text:p>1742325794640</text:p>
          </table:table-cell>
          <table:table-cell office:value-type="float" office:value="63197184" calcext:value-type="float">
            <text:p>63197184</text:p>
          </table:table-cell>
          <table:table-cell table:number-columns-repeated="2"/>
          <table:table-cell office:value-type="float" office:value="1742325796" calcext:value-type="float">
            <text:p>1742325796</text:p>
          </table:table-cell>
          <table:table-cell table:formula="of:=([.E4]-[.$E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]/1024/1024" office:value-type="float" office:value="38.671875" calcext:value-type="float">
            <text:p>38.671875</text:p>
          </table:table-cell>
        </table:table-row>
        <table:table-row table:style-name="ro1">
          <table:table-cell office:value-type="float" office:value="1742325795654" calcext:value-type="float">
            <text:p>1742325795654</text:p>
          </table:table-cell>
          <table:table-cell office:value-type="float" office:value="111165440" calcext:value-type="float">
            <text:p>111165440</text:p>
          </table:table-cell>
          <table:table-cell table:number-columns-repeated="2"/>
          <table:table-cell office:value-type="float" office:value="1742325797" calcext:value-type="float">
            <text:p>1742325797</text:p>
          </table:table-cell>
          <table:table-cell table:formula="of:=([.E5]-[.$E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]/1024/1024" office:value-type="float" office:value="60.26953125" calcext:value-type="float">
            <text:p>60.26953125</text:p>
          </table:table-cell>
        </table:table-row>
        <table:table-row table:style-name="ro1">
          <table:table-cell office:value-type="float" office:value="1742325796667" calcext:value-type="float">
            <text:p>1742325796667</text:p>
          </table:table-cell>
          <table:table-cell office:value-type="float" office:value="144064512" calcext:value-type="float">
            <text:p>144064512</text:p>
          </table:table-cell>
          <table:table-cell table:number-columns-repeated="2"/>
          <table:table-cell office:value-type="float" office:value="1742325798" calcext:value-type="float">
            <text:p>1742325798</text:p>
          </table:table-cell>
          <table:table-cell table:formula="of:=([.E6]-[.$E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5]/1024/1024" office:value-type="float" office:value="106.015625" calcext:value-type="float">
            <text:p>106.015625</text:p>
          </table:table-cell>
        </table:table-row>
        <table:table-row table:style-name="ro1">
          <table:table-cell office:value-type="float" office:value="1742325797679" calcext:value-type="float">
            <text:p>1742325797679</text:p>
          </table:table-cell>
          <table:table-cell office:value-type="float" office:value="178126848" calcext:value-type="float">
            <text:p>178126848</text:p>
          </table:table-cell>
          <table:table-cell table:number-columns-repeated="2"/>
          <table:table-cell office:value-type="float" office:value="1742325799" calcext:value-type="float">
            <text:p>1742325799</text:p>
          </table:table-cell>
          <table:table-cell table:formula="of:=([.E7]-[.$E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]/1024/1024" office:value-type="float" office:value="137.390625" calcext:value-type="float">
            <text:p>137.390625</text:p>
          </table:table-cell>
        </table:table-row>
        <table:table-row table:style-name="ro1">
          <table:table-cell office:value-type="float" office:value="1742325798692" calcext:value-type="float">
            <text:p>1742325798692</text:p>
          </table:table-cell>
          <table:table-cell office:value-type="float" office:value="210157568" calcext:value-type="float">
            <text:p>210157568</text:p>
          </table:table-cell>
          <table:table-cell table:number-columns-repeated="2"/>
          <table:table-cell office:value-type="float" office:value="1742325800" calcext:value-type="float">
            <text:p>1742325800</text:p>
          </table:table-cell>
          <table:table-cell table:formula="of:=([.E8]-[.$E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]/1024/1024" office:value-type="float" office:value="169.875" calcext:value-type="float">
            <text:p>169.875</text:p>
          </table:table-cell>
        </table:table-row>
        <table:table-row table:style-name="ro1">
          <table:table-cell office:value-type="float" office:value="1742325799704" calcext:value-type="float">
            <text:p>1742325799704</text:p>
          </table:table-cell>
          <table:table-cell office:value-type="float" office:value="496975872" calcext:value-type="float">
            <text:p>496975872</text:p>
          </table:table-cell>
          <table:table-cell table:number-columns-repeated="2"/>
          <table:table-cell office:value-type="float" office:value="1742325801" calcext:value-type="float">
            <text:p>1742325801</text:p>
          </table:table-cell>
          <table:table-cell table:formula="of:=([.E9]-[.$E$2])" office:value-type="float" office:value="8" calcext:value-type="float">
            <text:p>8</text:p>
          </table:table-cell>
          <table:table-cell office:value-type="float" office:value="191.52734375" calcext:value-type="float">
            <text:p>191.52734375</text:p>
          </table:table-cell>
          <table:table-cell table:formula="of:=[.B8]/1024/1024" office:value-type="float" office:value="200.421875" calcext:value-type="float">
            <text:p>200.421875</text:p>
          </table:table-cell>
        </table:table-row>
        <table:table-row table:style-name="ro1">
          <table:table-cell office:value-type="float" office:value="1742325800717" calcext:value-type="float">
            <text:p>1742325800717</text:p>
          </table:table-cell>
          <table:table-cell office:value-type="float" office:value="569847808" calcext:value-type="float">
            <text:p>569847808</text:p>
          </table:table-cell>
          <table:table-cell table:number-columns-repeated="2"/>
          <table:table-cell office:value-type="float" office:value="1742325802" calcext:value-type="float">
            <text:p>1742325802</text:p>
          </table:table-cell>
          <table:table-cell table:formula="of:=([.E10]-[.$E$2])" office:value-type="float" office:value="9" calcext:value-type="float">
            <text:p>9</text:p>
          </table:table-cell>
          <table:table-cell office:value-type="float" office:value="454.03125" calcext:value-type="float">
            <text:p>454.03125</text:p>
          </table:table-cell>
          <table:table-cell table:formula="of:=[.B9]/1024/1024" office:value-type="float" office:value="473.953125" calcext:value-type="float">
            <text:p>473.953125</text:p>
          </table:table-cell>
        </table:table-row>
        <table:table-row table:style-name="ro1">
          <table:table-cell office:value-type="float" office:value="1742325801727" calcext:value-type="float">
            <text:p>1742325801727</text:p>
          </table:table-cell>
          <table:table-cell office:value-type="float" office:value="828694528" calcext:value-type="float">
            <text:p>828694528</text:p>
          </table:table-cell>
          <table:table-cell table:number-columns-repeated="2"/>
          <table:table-cell office:value-type="float" office:value="1742325803" calcext:value-type="float">
            <text:p>1742325803</text:p>
          </table:table-cell>
          <table:table-cell table:formula="of:=([.E11]-[.$E$2])" office:value-type="float" office:value="10" calcext:value-type="float">
            <text:p>10</text:p>
          </table:table-cell>
          <table:table-cell office:value-type="float" office:value="522.64453125" calcext:value-type="float">
            <text:p>522.64453125</text:p>
          </table:table-cell>
          <table:table-cell table:formula="of:=[.B10]/1024/1024" office:value-type="float" office:value="543.44921875" calcext:value-type="float">
            <text:p>543.44921875</text:p>
          </table:table-cell>
        </table:table-row>
        <table:table-row table:style-name="ro1">
          <table:table-cell office:value-type="float" office:value="1742325802740" calcext:value-type="float">
            <text:p>1742325802740</text:p>
          </table:table-cell>
          <table:table-cell office:value-type="float" office:value="889212928" calcext:value-type="float">
            <text:p>889212928</text:p>
          </table:table-cell>
          <table:table-cell table:number-columns-repeated="2"/>
          <table:table-cell office:value-type="float" office:value="1742325804" calcext:value-type="float">
            <text:p>1742325804</text:p>
          </table:table-cell>
          <table:table-cell table:formula="of:=([.E12]-[.$E$2])" office:value-type="float" office:value="11" calcext:value-type="float">
            <text:p>11</text:p>
          </table:table-cell>
          <table:table-cell office:value-type="float" office:value="224.21484375" calcext:value-type="float">
            <text:p>224.21484375</text:p>
          </table:table-cell>
          <table:table-cell table:formula="of:=[.B11]/1024/1024" office:value-type="float" office:value="790.3046875" calcext:value-type="float">
            <text:p>790.3046875</text:p>
          </table:table-cell>
        </table:table-row>
        <table:table-row table:style-name="ro1">
          <table:table-cell office:value-type="float" office:value="1742325803753" calcext:value-type="float">
            <text:p>1742325803753</text:p>
          </table:table-cell>
          <table:table-cell office:value-type="float" office:value="914722816" calcext:value-type="float">
            <text:p>914722816</text:p>
          </table:table-cell>
          <table:table-cell table:number-columns-repeated="2"/>
          <table:table-cell office:value-type="float" office:value="1742325805" calcext:value-type="float">
            <text:p>1742325805</text:p>
          </table:table-cell>
          <table:table-cell table:formula="of:=([.E13]-[.$E$2])" office:value-type="float" office:value="12" calcext:value-type="float">
            <text:p>12</text:p>
          </table:table-cell>
          <table:table-cell office:value-type="float" office:value="296.953125" calcext:value-type="float">
            <text:p>296.953125</text:p>
          </table:table-cell>
          <table:table-cell table:formula="of:=[.B12]/1024/1024" office:value-type="float" office:value="848.01953125" calcext:value-type="float">
            <text:p>848.01953125</text:p>
          </table:table-cell>
        </table:table-row>
        <table:table-row table:style-name="ro1">
          <table:table-cell office:value-type="float" office:value="1742325804765" calcext:value-type="float">
            <text:p>1742325804765</text:p>
          </table:table-cell>
          <table:table-cell office:value-type="float" office:value="982224896" calcext:value-type="float">
            <text:p>982224896</text:p>
          </table:table-cell>
          <table:table-cell table:number-columns-repeated="2"/>
          <table:table-cell office:value-type="float" office:value="1742325806" calcext:value-type="float">
            <text:p>1742325806</text:p>
          </table:table-cell>
          <table:table-cell table:formula="of:=([.E14]-[.$E$2])" office:value-type="float" office:value="13" calcext:value-type="float">
            <text:p>13</text:p>
          </table:table-cell>
          <table:table-cell office:value-type="float" office:value="314.43359375" calcext:value-type="float">
            <text:p>314.43359375</text:p>
          </table:table-cell>
          <table:table-cell table:formula="of:=[.B13]/1024/1024" office:value-type="float" office:value="872.34765625" calcext:value-type="float">
            <text:p>872.34765625</text:p>
          </table:table-cell>
        </table:table-row>
        <table:table-row table:style-name="ro1">
          <table:table-cell office:value-type="float" office:value="1742325805777" calcext:value-type="float">
            <text:p>1742325805777</text:p>
          </table:table-cell>
          <table:table-cell office:value-type="float" office:value="1068777472" calcext:value-type="float">
            <text:p>1068777472</text:p>
          </table:table-cell>
          <table:table-cell table:number-columns-repeated="2"/>
          <table:table-cell office:value-type="float" office:value="1742325808" calcext:value-type="float">
            <text:p>1742325808</text:p>
          </table:table-cell>
          <table:table-cell table:formula="of:=([.E15]-[.$E$2])" office:value-type="float" office:value="15" calcext:value-type="float">
            <text:p>15</text:p>
          </table:table-cell>
          <table:table-cell office:value-type="float" office:value="314.43359375" calcext:value-type="float">
            <text:p>314.43359375</text:p>
          </table:table-cell>
          <table:table-cell table:formula="of:=[.B14]/1024/1024" office:value-type="float" office:value="936.72265625" calcext:value-type="float">
            <text:p>936.72265625</text:p>
          </table:table-cell>
        </table:table-row>
        <table:table-row table:style-name="ro1">
          <table:table-cell office:value-type="float" office:value="1742325806790" calcext:value-type="float">
            <text:p>1742325806790</text:p>
          </table:table-cell>
          <table:table-cell office:value-type="float" office:value="1084755968" calcext:value-type="float">
            <text:p>1084755968</text:p>
          </table:table-cell>
          <table:table-cell table:number-columns-repeated="2"/>
          <table:table-cell office:value-type="float" office:value="1742325809" calcext:value-type="float">
            <text:p>1742325809</text:p>
          </table:table-cell>
          <table:table-cell table:formula="of:=([.E16]-[.$E$2])" office:value-type="float" office:value="16" calcext:value-type="float">
            <text:p>16</text:p>
          </table:table-cell>
          <table:table-cell office:value-type="float" office:value="313.91796875" calcext:value-type="float">
            <text:p>313.91796875</text:p>
          </table:table-cell>
          <table:table-cell table:formula="of:=[.B15]/1024/1024" office:value-type="float" office:value="1019.265625" calcext:value-type="float">
            <text:p>1019.265625</text:p>
          </table:table-cell>
        </table:table-row>
        <table:table-row table:style-name="ro1">
          <table:table-cell office:value-type="float" office:value="1742325807805" calcext:value-type="float">
            <text:p>1742325807805</text:p>
          </table:table-cell>
          <table:table-cell office:value-type="float" office:value="1084465152" calcext:value-type="float">
            <text:p>1084465152</text:p>
          </table:table-cell>
          <table:table-cell table:number-columns-repeated="2"/>
          <table:table-cell office:value-type="float" office:value="1742325810" calcext:value-type="float">
            <text:p>1742325810</text:p>
          </table:table-cell>
          <table:table-cell table:formula="of:=([.E17]-[.$E$2])" office:value-type="float" office:value="17" calcext:value-type="float">
            <text:p>17</text:p>
          </table:table-cell>
          <table:table-cell office:value-type="float" office:value="314.1640625" calcext:value-type="float">
            <text:p>314.1640625</text:p>
          </table:table-cell>
          <table:table-cell table:formula="of:=[.B16]/1024/1024" office:value-type="float" office:value="1034.50390625" calcext:value-type="float">
            <text:p>1034.50390625</text:p>
          </table:table-cell>
        </table:table-row>
        <table:table-row table:style-name="ro1">
          <table:table-cell office:value-type="float" office:value="1742325808819" calcext:value-type="float">
            <text:p>1742325808819</text:p>
          </table:table-cell>
          <table:table-cell office:value-type="float" office:value="1084329984" calcext:value-type="float">
            <text:p>1084329984</text:p>
          </table:table-cell>
          <table:table-cell table:number-columns-repeated="2"/>
          <table:table-cell office:value-type="float" office:value="1742325811" calcext:value-type="float">
            <text:p>1742325811</text:p>
          </table:table-cell>
          <table:table-cell table:formula="of:=([.E18]-[.$E$2])" office:value-type="float" office:value="18" calcext:value-type="float">
            <text:p>18</text:p>
          </table:table-cell>
          <table:table-cell office:value-type="float" office:value="310.68359375" calcext:value-type="float">
            <text:p>310.68359375</text:p>
          </table:table-cell>
          <table:table-cell table:formula="of:=[.B17]/1024/1024" office:value-type="float" office:value="1034.2265625" calcext:value-type="float">
            <text:p>1034.2265625</text:p>
          </table:table-cell>
        </table:table-row>
        <table:table-row table:style-name="ro1">
          <table:table-cell office:value-type="float" office:value="1742325809833" calcext:value-type="float">
            <text:p>1742325809833</text:p>
          </table:table-cell>
          <table:table-cell office:value-type="float" office:value="1084473344" calcext:value-type="float">
            <text:p>1084473344</text:p>
          </table:table-cell>
          <table:table-cell table:number-columns-repeated="2"/>
          <table:table-cell office:value-type="float" office:value="1742325812" calcext:value-type="float">
            <text:p>1742325812</text:p>
          </table:table-cell>
          <table:table-cell table:formula="of:=([.E19]-[.$E$2])" office:value-type="float" office:value="19" calcext:value-type="float">
            <text:p>19</text:p>
          </table:table-cell>
          <table:table-cell office:value-type="float" office:value="310.67578125" calcext:value-type="float">
            <text:p>310.67578125</text:p>
          </table:table-cell>
          <table:table-cell table:formula="of:=[.B18]/1024/1024" office:value-type="float" office:value="1034.09765625" calcext:value-type="float">
            <text:p>1034.09765625</text:p>
          </table:table-cell>
        </table:table-row>
        <table:table-row table:style-name="ro1">
          <table:table-cell office:value-type="float" office:value="1742325810848" calcext:value-type="float">
            <text:p>1742325810848</text:p>
          </table:table-cell>
          <table:table-cell office:value-type="float" office:value="1084481536" calcext:value-type="float">
            <text:p>1084481536</text:p>
          </table:table-cell>
          <table:table-cell table:number-columns-repeated="2"/>
          <table:table-cell office:value-type="float" office:value="1742325813" calcext:value-type="float">
            <text:p>1742325813</text:p>
          </table:table-cell>
          <table:table-cell table:formula="of:=([.E20]-[.$E$2])" office:value-type="float" office:value="20" calcext:value-type="float">
            <text:p>20</text:p>
          </table:table-cell>
          <table:table-cell office:value-type="float" office:value="310.67578125" calcext:value-type="float">
            <text:p>310.67578125</text:p>
          </table:table-cell>
          <table:table-cell table:formula="of:=[.B19]/1024/1024" office:value-type="float" office:value="1034.234375" calcext:value-type="float">
            <text:p>1034.234375</text:p>
          </table:table-cell>
        </table:table-row>
        <table:table-row table:style-name="ro1">
          <table:table-cell office:value-type="float" office:value="1742325811861" calcext:value-type="float">
            <text:p>1742325811861</text:p>
          </table:table-cell>
          <table:table-cell office:value-type="float" office:value="1084801024" calcext:value-type="float">
            <text:p>1084801024</text:p>
          </table:table-cell>
          <table:table-cell table:number-columns-repeated="2"/>
          <table:table-cell office:value-type="float" office:value="1742325814" calcext:value-type="float">
            <text:p>1742325814</text:p>
          </table:table-cell>
          <table:table-cell table:formula="of:=([.E21]-[.$E$2])" office:value-type="float" office:value="21" calcext:value-type="float">
            <text:p>21</text:p>
          </table:table-cell>
          <table:table-cell office:value-type="float" office:value="310.67578125" calcext:value-type="float">
            <text:p>310.67578125</text:p>
          </table:table-cell>
          <table:table-cell table:formula="of:=[.B20]/1024/1024" office:value-type="float" office:value="1034.2421875" calcext:value-type="float">
            <text:p>1034.2421875</text:p>
          </table:table-cell>
        </table:table-row>
        <table:table-row table:style-name="ro1">
          <table:table-cell office:value-type="float" office:value="1742325812874" calcext:value-type="float">
            <text:p>1742325812874</text:p>
          </table:table-cell>
          <table:table-cell office:value-type="float" office:value="1084276736" calcext:value-type="float">
            <text:p>1084276736</text:p>
          </table:table-cell>
          <table:table-cell table:number-columns-repeated="2"/>
          <table:table-cell office:value-type="float" office:value="1742325815" calcext:value-type="float">
            <text:p>1742325815</text:p>
          </table:table-cell>
          <table:table-cell table:formula="of:=([.E22]-[.$E$2])" office:value-type="float" office:value="22" calcext:value-type="float">
            <text:p>22</text:p>
          </table:table-cell>
          <table:table-cell office:value-type="float" office:value="310.67578125" calcext:value-type="float">
            <text:p>310.67578125</text:p>
          </table:table-cell>
          <table:table-cell table:formula="of:=[.B21]/1024/1024" office:value-type="float" office:value="1034.546875" calcext:value-type="float">
            <text:p>1034.546875</text:p>
          </table:table-cell>
        </table:table-row>
        <table:table-row table:style-name="ro1">
          <table:table-cell office:value-type="float" office:value="1742325813888" calcext:value-type="float">
            <text:p>1742325813888</text:p>
          </table:table-cell>
          <table:table-cell office:value-type="float" office:value="1084805120" calcext:value-type="float">
            <text:p>1084805120</text:p>
          </table:table-cell>
          <table:table-cell table:number-columns-repeated="2"/>
          <table:table-cell office:value-type="float" office:value="1742325816" calcext:value-type="float">
            <text:p>1742325816</text:p>
          </table:table-cell>
          <table:table-cell table:formula="of:=([.E23]-[.$E$2])" office:value-type="float" office:value="23" calcext:value-type="float">
            <text:p>23</text:p>
          </table:table-cell>
          <table:table-cell office:value-type="float" office:value="310.89453125" calcext:value-type="float">
            <text:p>310.89453125</text:p>
          </table:table-cell>
          <table:table-cell table:formula="of:=[.B22]/1024/1024" office:value-type="float" office:value="1034.046875" calcext:value-type="float">
            <text:p>1034.046875</text:p>
          </table:table-cell>
        </table:table-row>
        <table:table-row table:style-name="ro1">
          <table:table-cell office:value-type="float" office:value="1742325814901" calcext:value-type="float">
            <text:p>1742325814901</text:p>
          </table:table-cell>
          <table:table-cell office:value-type="float" office:value="1084813312" calcext:value-type="float">
            <text:p>1084813312</text:p>
          </table:table-cell>
          <table:table-cell table:number-columns-repeated="2"/>
          <table:table-cell office:value-type="float" office:value="1742325817" calcext:value-type="float">
            <text:p>1742325817</text:p>
          </table:table-cell>
          <table:table-cell table:formula="of:=([.E24]-[.$E$2])" office:value-type="float" office:value="24" calcext:value-type="float">
            <text:p>24</text:p>
          </table:table-cell>
          <table:table-cell office:value-type="float" office:value="310.89453125" calcext:value-type="float">
            <text:p>310.89453125</text:p>
          </table:table-cell>
          <table:table-cell table:formula="of:=[.B23]/1024/1024" office:value-type="float" office:value="1034.55078125" calcext:value-type="float">
            <text:p>1034.55078125</text:p>
          </table:table-cell>
        </table:table-row>
        <table:table-row table:style-name="ro1">
          <table:table-cell office:value-type="float" office:value="1742325815914" calcext:value-type="float">
            <text:p>1742325815914</text:p>
          </table:table-cell>
          <table:table-cell office:value-type="float" office:value="1084284928" calcext:value-type="float">
            <text:p>1084284928</text:p>
          </table:table-cell>
          <table:table-cell table:number-columns-repeated="2"/>
          <table:table-cell office:value-type="float" office:value="1742325819" calcext:value-type="float">
            <text:p>1742325819</text:p>
          </table:table-cell>
          <table:table-cell table:formula="of:=([.E25]-[.$E$2])" office:value-type="float" office:value="26" calcext:value-type="float">
            <text:p>26</text:p>
          </table:table-cell>
          <table:table-cell office:value-type="float" office:value="310.89453125" calcext:value-type="float">
            <text:p>310.89453125</text:p>
          </table:table-cell>
          <table:table-cell table:formula="of:=[.B24]/1024/1024" office:value-type="float" office:value="1034.55859375" calcext:value-type="float">
            <text:p>1034.55859375</text:p>
          </table:table-cell>
        </table:table-row>
        <table:table-row table:style-name="ro1">
          <table:table-cell office:value-type="float" office:value="1742325816927" calcext:value-type="float">
            <text:p>1742325816927</text:p>
          </table:table-cell>
          <table:table-cell office:value-type="float" office:value="1084514304" calcext:value-type="float">
            <text:p>1084514304</text:p>
          </table:table-cell>
          <table:table-cell table:number-columns-repeated="2"/>
          <table:table-cell office:value-type="float" office:value="1742325820" calcext:value-type="float">
            <text:p>1742325820</text:p>
          </table:table-cell>
          <table:table-cell table:formula="of:=([.E26]-[.$E$2])" office:value-type="float" office:value="27" calcext:value-type="float">
            <text:p>27</text:p>
          </table:table-cell>
          <table:table-cell office:value-type="float" office:value="310.89453125" calcext:value-type="float">
            <text:p>310.89453125</text:p>
          </table:table-cell>
          <table:table-cell table:formula="of:=[.B25]/1024/1024" office:value-type="float" office:value="1034.0546875" calcext:value-type="float">
            <text:p>1034.0546875</text:p>
          </table:table-cell>
        </table:table-row>
        <table:table-row table:style-name="ro1">
          <table:table-cell office:value-type="float" office:value="1742325817940" calcext:value-type="float">
            <text:p>1742325817940</text:p>
          </table:table-cell>
          <table:table-cell office:value-type="float" office:value="1084514304" calcext:value-type="float">
            <text:p>1084514304</text:p>
          </table:table-cell>
          <table:table-cell table:number-columns-repeated="2"/>
          <table:table-cell office:value-type="float" office:value="1742325821" calcext:value-type="float">
            <text:p>1742325821</text:p>
          </table:table-cell>
          <table:table-cell table:formula="of:=([.E27]-[.$E$2])" office:value-type="float" office:value="28" calcext:value-type="float">
            <text:p>28</text:p>
          </table:table-cell>
          <table:table-cell office:value-type="float" office:value="310.8984375" calcext:value-type="float">
            <text:p>310.8984375</text:p>
          </table:table-cell>
          <table:table-cell table:formula="of:=[.B26]/1024/1024" office:value-type="float" office:value="1034.2734375" calcext:value-type="float">
            <text:p>1034.2734375</text:p>
          </table:table-cell>
        </table:table-row>
        <table:table-row table:style-name="ro1">
          <table:table-cell office:value-type="float" office:value="1742325818954" calcext:value-type="float">
            <text:p>1742325818954</text:p>
          </table:table-cell>
          <table:table-cell office:value-type="float" office:value="1084764160" calcext:value-type="float">
            <text:p>1084764160</text:p>
          </table:table-cell>
          <table:table-cell table:number-columns-repeated="2"/>
          <table:table-cell office:value-type="float" office:value="1742325822" calcext:value-type="float">
            <text:p>1742325822</text:p>
          </table:table-cell>
          <table:table-cell table:formula="of:=([.E28]-[.$E$2])" office:value-type="float" office:value="29" calcext:value-type="float">
            <text:p>29</text:p>
          </table:table-cell>
          <table:table-cell office:value-type="float" office:value="310.8984375" calcext:value-type="float">
            <text:p>310.8984375</text:p>
          </table:table-cell>
          <table:table-cell table:formula="of:=[.B27]/1024/1024" office:value-type="float" office:value="1034.2734375" calcext:value-type="float">
            <text:p>1034.2734375</text:p>
          </table:table-cell>
        </table:table-row>
        <table:table-row table:style-name="ro1">
          <table:table-cell office:value-type="float" office:value="1742325819968" calcext:value-type="float">
            <text:p>1742325819968</text:p>
          </table:table-cell>
          <table:table-cell office:value-type="float" office:value="1084760064" calcext:value-type="float">
            <text:p>1084760064</text:p>
          </table:table-cell>
          <table:table-cell table:number-columns-repeated="2"/>
          <table:table-cell office:value-type="float" office:value="1742325823" calcext:value-type="float">
            <text:p>1742325823</text:p>
          </table:table-cell>
          <table:table-cell table:formula="of:=([.E29]-[.$E$2])" office:value-type="float" office:value="30" calcext:value-type="float">
            <text:p>30</text:p>
          </table:table-cell>
          <table:table-cell office:value-type="float" office:value="310.8984375" calcext:value-type="float">
            <text:p>310.8984375</text:p>
          </table:table-cell>
          <table:table-cell table:formula="of:=[.B28]/1024/1024" office:value-type="float" office:value="1034.51171875" calcext:value-type="float">
            <text:p>1034.51171875</text:p>
          </table:table-cell>
        </table:table-row>
        <table:table-row table:style-name="ro1">
          <table:table-cell office:value-type="float" office:value="1742325820982" calcext:value-type="float">
            <text:p>1742325820982</text:p>
          </table:table-cell>
          <table:table-cell office:value-type="float" office:value="1084760064" calcext:value-type="float">
            <text:p>1084760064</text:p>
          </table:table-cell>
          <table:table-cell table:number-columns-repeated="2"/>
          <table:table-cell office:value-type="float" office:value="1742325824" calcext:value-type="float">
            <text:p>1742325824</text:p>
          </table:table-cell>
          <table:table-cell table:formula="of:=([.E30]-[.$E$2])" office:value-type="float" office:value="31" calcext:value-type="float">
            <text:p>31</text:p>
          </table:table-cell>
          <table:table-cell office:value-type="float" office:value="310.8984375" calcext:value-type="float">
            <text:p>310.8984375</text:p>
          </table:table-cell>
          <table:table-cell table:formula="of:=[.B29]/1024/1024" office:value-type="float" office:value="1034.5078125" calcext:value-type="float">
            <text:p>1034.5078125</text:p>
          </table:table-cell>
        </table:table-row>
        <table:table-row table:style-name="ro1">
          <table:table-cell office:value-type="float" office:value="1742325821996" calcext:value-type="float">
            <text:p>1742325821996</text:p>
          </table:table-cell>
          <table:table-cell office:value-type="float" office:value="1084497920" calcext:value-type="float">
            <text:p>1084497920</text:p>
          </table:table-cell>
          <table:table-cell table:number-columns-repeated="2"/>
          <table:table-cell office:value-type="float" office:value="1742325825" calcext:value-type="float">
            <text:p>1742325825</text:p>
          </table:table-cell>
          <table:table-cell table:formula="of:=([.E31]-[.$E$2])" office:value-type="float" office:value="32" calcext:value-type="float">
            <text:p>32</text:p>
          </table:table-cell>
          <table:table-cell office:value-type="float" office:value="310.8984375" calcext:value-type="float">
            <text:p>310.8984375</text:p>
          </table:table-cell>
          <table:table-cell table:formula="of:=[.B30]/1024/1024" office:value-type="float" office:value="1034.5078125" calcext:value-type="float">
            <text:p>1034.5078125</text:p>
          </table:table-cell>
        </table:table-row>
        <table:table-row table:style-name="ro1">
          <table:table-cell office:value-type="float" office:value="1742325823010" calcext:value-type="float">
            <text:p>1742325823010</text:p>
          </table:table-cell>
          <table:table-cell office:value-type="float" office:value="1085018112" calcext:value-type="float">
            <text:p>1085018112</text:p>
          </table:table-cell>
          <table:table-cell table:number-columns-repeated="2"/>
          <table:table-cell office:value-type="float" office:value="1742325826" calcext:value-type="float">
            <text:p>1742325826</text:p>
          </table:table-cell>
          <table:table-cell table:formula="of:=([.E32]-[.$E$2])" office:value-type="float" office:value="33" calcext:value-type="float">
            <text:p>33</text:p>
          </table:table-cell>
          <table:table-cell office:value-type="float" office:value="310.8984375" calcext:value-type="float">
            <text:p>310.8984375</text:p>
          </table:table-cell>
          <table:table-cell table:formula="of:=[.B31]/1024/1024" office:value-type="float" office:value="1034.2578125" calcext:value-type="float">
            <text:p>1034.2578125</text:p>
          </table:table-cell>
        </table:table-row>
        <table:table-row table:style-name="ro1">
          <table:table-cell office:value-type="float" office:value="1742325824024" calcext:value-type="float">
            <text:p>1742325824024</text:p>
          </table:table-cell>
          <table:table-cell office:value-type="float" office:value="1084772352" calcext:value-type="float">
            <text:p>1084772352</text:p>
          </table:table-cell>
          <table:table-cell table:number-columns-repeated="2"/>
          <table:table-cell office:value-type="float" office:value="1742325827" calcext:value-type="float">
            <text:p>1742325827</text:p>
          </table:table-cell>
          <table:table-cell table:formula="of:=([.E33]-[.$E$2])" office:value-type="float" office:value="34" calcext:value-type="float">
            <text:p>34</text:p>
          </table:table-cell>
          <table:table-cell office:value-type="float" office:value="310.8984375" calcext:value-type="float">
            <text:p>310.8984375</text:p>
          </table:table-cell>
          <table:table-cell table:formula="of:=[.B32]/1024/1024" office:value-type="float" office:value="1034.75390625" calcext:value-type="float">
            <text:p>1034.75390625</text:p>
          </table:table-cell>
        </table:table-row>
        <table:table-row table:style-name="ro1">
          <table:table-cell office:value-type="float" office:value="1742325825037" calcext:value-type="float">
            <text:p>1742325825037</text:p>
          </table:table-cell>
          <table:table-cell office:value-type="float" office:value="1084502016" calcext:value-type="float">
            <text:p>1084502016</text:p>
          </table:table-cell>
          <table:table-cell table:number-columns-repeated="2"/>
          <table:table-cell office:value-type="float" office:value="1742325829" calcext:value-type="float">
            <text:p>1742325829</text:p>
          </table:table-cell>
          <table:table-cell table:formula="of:=([.E34]-[.$E$2])" office:value-type="float" office:value="36" calcext:value-type="float">
            <text:p>36</text:p>
          </table:table-cell>
          <table:table-cell office:value-type="float" office:value="310.8984375" calcext:value-type="float">
            <text:p>310.8984375</text:p>
          </table:table-cell>
          <table:table-cell table:formula="of:=[.B33]/1024/1024" office:value-type="float" office:value="1034.51953125" calcext:value-type="float">
            <text:p>1034.51953125</text:p>
          </table:table-cell>
        </table:table-row>
        <table:table-row table:style-name="ro1">
          <table:table-cell office:value-type="float" office:value="1742325826050" calcext:value-type="float">
            <text:p>1742325826050</text:p>
          </table:table-cell>
          <table:table-cell office:value-type="float" office:value="1085026304" calcext:value-type="float">
            <text:p>1085026304</text:p>
          </table:table-cell>
          <table:table-cell table:number-columns-repeated="2"/>
          <table:table-cell office:value-type="float" office:value="1742325830" calcext:value-type="float">
            <text:p>1742325830</text:p>
          </table:table-cell>
          <table:table-cell table:formula="of:=([.E35]-[.$E$2])" office:value-type="float" office:value="37" calcext:value-type="float">
            <text:p>37</text:p>
          </table:table-cell>
          <table:table-cell office:value-type="float" office:value="310.8984375" calcext:value-type="float">
            <text:p>310.8984375</text:p>
          </table:table-cell>
          <table:table-cell table:formula="of:=[.B34]/1024/1024" office:value-type="float" office:value="1034.26171875" calcext:value-type="float">
            <text:p>1034.26171875</text:p>
          </table:table-cell>
        </table:table-row>
        <table:table-row table:style-name="ro1">
          <table:table-cell office:value-type="float" office:value="1742325827067" calcext:value-type="float">
            <text:p>1742325827067</text:p>
          </table:table-cell>
          <table:table-cell office:value-type="float" office:value="1084817408" calcext:value-type="float">
            <text:p>1084817408</text:p>
          </table:table-cell>
          <table:table-cell table:number-columns-repeated="2"/>
          <table:table-cell office:value-type="float" office:value="1742325831" calcext:value-type="float">
            <text:p>1742325831</text:p>
          </table:table-cell>
          <table:table-cell table:formula="of:=([.E36]-[.$E$2])" office:value-type="float" office:value="38" calcext:value-type="float">
            <text:p>38</text:p>
          </table:table-cell>
          <table:table-cell office:value-type="float" office:value="310.8984375" calcext:value-type="float">
            <text:p>310.8984375</text:p>
          </table:table-cell>
          <table:table-cell table:formula="of:=[.B35]/1024/1024" office:value-type="float" office:value="1034.76171875" calcext:value-type="float">
            <text:p>1034.76171875</text:p>
          </table:table-cell>
        </table:table-row>
        <table:table-row table:style-name="ro1">
          <table:table-cell office:value-type="float" office:value="1742325828085" calcext:value-type="float">
            <text:p>1742325828085</text:p>
          </table:table-cell>
          <table:table-cell office:value-type="float" office:value="1084788736" calcext:value-type="float">
            <text:p>1084788736</text:p>
          </table:table-cell>
          <table:table-cell table:number-columns-repeated="2"/>
          <table:table-cell office:value-type="float" office:value="1742325832" calcext:value-type="float">
            <text:p>1742325832</text:p>
          </table:table-cell>
          <table:table-cell table:formula="of:=([.E37]-[.$E$2])" office:value-type="float" office:value="39" calcext:value-type="float">
            <text:p>39</text:p>
          </table:table-cell>
          <table:table-cell office:value-type="float" office:value="310.8984375" calcext:value-type="float">
            <text:p>310.8984375</text:p>
          </table:table-cell>
          <table:table-cell table:formula="of:=[.B36]/1024/1024" office:value-type="float" office:value="1034.5625" calcext:value-type="float">
            <text:p>1034.5625</text:p>
          </table:table-cell>
        </table:table-row>
        <table:table-row table:style-name="ro1">
          <table:table-cell office:value-type="float" office:value="1742325829098" calcext:value-type="float">
            <text:p>1742325829098</text:p>
          </table:table-cell>
          <table:table-cell office:value-type="float" office:value="1084542976" calcext:value-type="float">
            <text:p>1084542976</text:p>
          </table:table-cell>
          <table:table-cell table:number-columns-repeated="2"/>
          <table:table-cell office:value-type="float" office:value="1742325833" calcext:value-type="float">
            <text:p>1742325833</text:p>
          </table:table-cell>
          <table:table-cell table:formula="of:=([.E38]-[.$E$2])" office:value-type="float" office:value="40" calcext:value-type="float">
            <text:p>40</text:p>
          </table:table-cell>
          <table:table-cell office:value-type="float" office:value="310.8984375" calcext:value-type="float">
            <text:p>310.8984375</text:p>
          </table:table-cell>
          <table:table-cell table:formula="of:=[.B37]/1024/1024" office:value-type="float" office:value="1034.53515625" calcext:value-type="float">
            <text:p>1034.53515625</text:p>
          </table:table-cell>
        </table:table-row>
        <table:table-row table:style-name="ro1">
          <table:table-cell office:value-type="float" office:value="1742325830110" calcext:value-type="float">
            <text:p>1742325830110</text:p>
          </table:table-cell>
          <table:table-cell office:value-type="float" office:value="1084551168" calcext:value-type="float">
            <text:p>1084551168</text:p>
          </table:table-cell>
          <table:table-cell table:number-columns-repeated="2"/>
          <table:table-cell office:value-type="float" office:value="1742325834" calcext:value-type="float">
            <text:p>1742325834</text:p>
          </table:table-cell>
          <table:table-cell table:formula="of:=([.E39]-[.$E$2])" office:value-type="float" office:value="41" calcext:value-type="float">
            <text:p>41</text:p>
          </table:table-cell>
          <table:table-cell office:value-type="float" office:value="310.8984375" calcext:value-type="float">
            <text:p>310.8984375</text:p>
          </table:table-cell>
          <table:table-cell table:formula="of:=[.B38]/1024/1024" office:value-type="float" office:value="1034.30078125" calcext:value-type="float">
            <text:p>1034.30078125</text:p>
          </table:table-cell>
        </table:table-row>
        <table:table-row table:style-name="ro1">
          <table:table-cell office:value-type="float" office:value="1742325831125" calcext:value-type="float">
            <text:p>1742325831125</text:p>
          </table:table-cell>
          <table:table-cell office:value-type="float" office:value="1084547072" calcext:value-type="float">
            <text:p>1084547072</text:p>
          </table:table-cell>
          <table:table-cell table:number-columns-repeated="2"/>
          <table:table-cell office:value-type="float" office:value="1742325835" calcext:value-type="float">
            <text:p>1742325835</text:p>
          </table:table-cell>
          <table:table-cell table:formula="of:=([.E40]-[.$E$2])" office:value-type="float" office:value="42" calcext:value-type="float">
            <text:p>42</text:p>
          </table:table-cell>
          <table:table-cell office:value-type="float" office:value="310.8984375" calcext:value-type="float">
            <text:p>310.8984375</text:p>
          </table:table-cell>
          <table:table-cell table:formula="of:=[.B39]/1024/1024" office:value-type="float" office:value="1034.30859375" calcext:value-type="float">
            <text:p>1034.30859375</text:p>
          </table:table-cell>
        </table:table-row>
        <table:table-row table:style-name="ro1">
          <table:table-cell office:value-type="float" office:value="1742325832139" calcext:value-type="float">
            <text:p>1742325832139</text:p>
          </table:table-cell>
          <table:table-cell office:value-type="float" office:value="1084809216" calcext:value-type="float">
            <text:p>1084809216</text:p>
          </table:table-cell>
          <table:table-cell table:number-columns-repeated="2"/>
          <table:table-cell office:value-type="float" office:value="1742325836" calcext:value-type="float">
            <text:p>1742325836</text:p>
          </table:table-cell>
          <table:table-cell table:formula="of:=([.E41]-[.$E$2])" office:value-type="float" office:value="43" calcext:value-type="float">
            <text:p>43</text:p>
          </table:table-cell>
          <table:table-cell office:value-type="float" office:value="310.8984375" calcext:value-type="float">
            <text:p>310.8984375</text:p>
          </table:table-cell>
          <table:table-cell table:formula="of:=[.B40]/1024/1024" office:value-type="float" office:value="1034.3046875" calcext:value-type="float">
            <text:p>1034.3046875</text:p>
          </table:table-cell>
        </table:table-row>
        <table:table-row table:style-name="ro1">
          <table:table-cell office:value-type="float" office:value="1742325833153" calcext:value-type="float">
            <text:p>1742325833153</text:p>
          </table:table-cell>
          <table:table-cell office:value-type="float" office:value="1084559360" calcext:value-type="float">
            <text:p>1084559360</text:p>
          </table:table-cell>
          <table:table-cell table:number-columns-repeated="2"/>
          <table:table-cell office:value-type="float" office:value="1742325837" calcext:value-type="float">
            <text:p>1742325837</text:p>
          </table:table-cell>
          <table:table-cell table:formula="of:=([.E42]-[.$E$2])" office:value-type="float" office:value="44" calcext:value-type="float">
            <text:p>44</text:p>
          </table:table-cell>
          <table:table-cell office:value-type="float" office:value="310.8984375" calcext:value-type="float">
            <text:p>310.8984375</text:p>
          </table:table-cell>
          <table:table-cell table:formula="of:=[.B41]/1024/1024" office:value-type="float" office:value="1034.5546875" calcext:value-type="float">
            <text:p>1034.5546875</text:p>
          </table:table-cell>
        </table:table-row>
        <table:table-row table:style-name="ro1">
          <table:table-cell office:value-type="float" office:value="1742325834167" calcext:value-type="float">
            <text:p>1742325834167</text:p>
          </table:table-cell>
          <table:table-cell office:value-type="float" office:value="1084559360" calcext:value-type="float">
            <text:p>1084559360</text:p>
          </table:table-cell>
          <table:table-cell table:number-columns-repeated="2"/>
          <table:table-cell office:value-type="float" office:value="1742325838" calcext:value-type="float">
            <text:p>1742325838</text:p>
          </table:table-cell>
          <table:table-cell table:formula="of:=([.E43]-[.$E$2])" office:value-type="float" office:value="45" calcext:value-type="float">
            <text:p>45</text:p>
          </table:table-cell>
          <table:table-cell office:value-type="float" office:value="332.03125" calcext:value-type="float">
            <text:p>332.03125</text:p>
          </table:table-cell>
          <table:table-cell table:formula="of:=[.B42]/1024/1024" office:value-type="float" office:value="1034.31640625" calcext:value-type="float">
            <text:p>1034.31640625</text:p>
          </table:table-cell>
        </table:table-row>
        <table:table-row table:style-name="ro1">
          <table:table-cell office:value-type="float" office:value="1742325835181" calcext:value-type="float">
            <text:p>1742325835181</text:p>
          </table:table-cell>
          <table:table-cell office:value-type="float" office:value="1084563456" calcext:value-type="float">
            <text:p>1084563456</text:p>
          </table:table-cell>
          <table:table-cell table:number-columns-repeated="2"/>
          <table:table-cell office:value-type="float" office:value="1742325840" calcext:value-type="float">
            <text:p>1742325840</text:p>
          </table:table-cell>
          <table:table-cell table:formula="of:=([.E44]-[.$E$2])" office:value-type="float" office:value="47" calcext:value-type="float">
            <text:p>47</text:p>
          </table:table-cell>
          <table:table-cell office:value-type="float" office:value="390.37890625" calcext:value-type="float">
            <text:p>390.37890625</text:p>
          </table:table-cell>
          <table:table-cell table:formula="of:=[.B43]/1024/1024" office:value-type="float" office:value="1034.31640625" calcext:value-type="float">
            <text:p>1034.31640625</text:p>
          </table:table-cell>
        </table:table-row>
        <table:table-row table:style-name="ro1">
          <table:table-cell office:value-type="float" office:value="1742325836195" calcext:value-type="float">
            <text:p>1742325836195</text:p>
          </table:table-cell>
          <table:table-cell office:value-type="float" office:value="1085399040" calcext:value-type="float">
            <text:p>1085399040</text:p>
          </table:table-cell>
          <table:table-cell table:number-columns-repeated="2"/>
          <table:table-cell office:value-type="float" office:value="1742325841" calcext:value-type="float">
            <text:p>1742325841</text:p>
          </table:table-cell>
          <table:table-cell table:formula="of:=([.E45]-[.$E$2])" office:value-type="float" office:value="48" calcext:value-type="float">
            <text:p>48</text:p>
          </table:table-cell>
          <table:table-cell office:value-type="float" office:value="558.00390625" calcext:value-type="float">
            <text:p>558.00390625</text:p>
          </table:table-cell>
          <table:table-cell table:formula="of:=[.B44]/1024/1024" office:value-type="float" office:value="1034.3203125" calcext:value-type="float">
            <text:p>1034.3203125</text:p>
          </table:table-cell>
        </table:table-row>
        <table:table-row table:style-name="ro1">
          <table:table-cell office:value-type="float" office:value="1742325837208" calcext:value-type="float">
            <text:p>1742325837208</text:p>
          </table:table-cell>
          <table:table-cell office:value-type="float" office:value="1084694528" calcext:value-type="float">
            <text:p>1084694528</text:p>
          </table:table-cell>
          <table:table-cell table:number-columns-repeated="2"/>
          <table:table-cell office:value-type="float" office:value="1742325842" calcext:value-type="float">
            <text:p>1742325842</text:p>
          </table:table-cell>
          <table:table-cell table:formula="of:=([.E46]-[.$E$2])" office:value-type="float" office:value="49" calcext:value-type="float">
            <text:p>49</text:p>
          </table:table-cell>
          <table:table-cell office:value-type="float" office:value="682.73828125" calcext:value-type="float">
            <text:p>682.73828125</text:p>
          </table:table-cell>
          <table:table-cell table:formula="of:=[.B45]/1024/1024" office:value-type="float" office:value="1035.1171875" calcext:value-type="float">
            <text:p>1035.1171875</text:p>
          </table:table-cell>
        </table:table-row>
        <table:table-row table:style-name="ro1">
          <table:table-cell office:value-type="float" office:value="1742325838223" calcext:value-type="float">
            <text:p>1742325838223</text:p>
          </table:table-cell>
          <table:table-cell office:value-type="float" office:value="1084952576" calcext:value-type="float">
            <text:p>1084952576</text:p>
          </table:table-cell>
          <table:table-cell table:number-columns-repeated="2"/>
          <table:table-cell office:value-type="float" office:value="1742325843" calcext:value-type="float">
            <text:p>1742325843</text:p>
          </table:table-cell>
          <table:table-cell table:formula="of:=([.E47]-[.$E$2])" office:value-type="float" office:value="50" calcext:value-type="float">
            <text:p>50</text:p>
          </table:table-cell>
          <table:table-cell office:value-type="float" office:value="685.83203125" calcext:value-type="float">
            <text:p>685.83203125</text:p>
          </table:table-cell>
          <table:table-cell table:formula="of:=[.B46]/1024/1024" office:value-type="float" office:value="1034.4453125" calcext:value-type="float">
            <text:p>1034.4453125</text:p>
          </table:table-cell>
        </table:table-row>
        <table:table-row table:style-name="ro1">
          <table:table-cell office:value-type="float" office:value="1742325839236" calcext:value-type="float">
            <text:p>1742325839236</text:p>
          </table:table-cell>
          <table:table-cell office:value-type="float" office:value="1105035264" calcext:value-type="float">
            <text:p>1105035264</text:p>
          </table:table-cell>
          <table:table-cell table:number-columns-repeated="2"/>
          <table:table-cell office:value-type="float" office:value="1742325844" calcext:value-type="float">
            <text:p>1742325844</text:p>
          </table:table-cell>
          <table:table-cell table:formula="of:=([.E48]-[.$E$2])" office:value-type="float" office:value="51" calcext:value-type="float">
            <text:p>51</text:p>
          </table:table-cell>
          <table:table-cell office:value-type="float" office:value="686.03515625" calcext:value-type="float">
            <text:p>686.03515625</text:p>
          </table:table-cell>
          <table:table-cell table:formula="of:=[.B47]/1024/1024" office:value-type="float" office:value="1034.69140625" calcext:value-type="float">
            <text:p>1034.69140625</text:p>
          </table:table-cell>
        </table:table-row>
        <table:table-row table:style-name="ro1">
          <table:table-cell office:value-type="float" office:value="1742325840249" calcext:value-type="float">
            <text:p>1742325840249</text:p>
          </table:table-cell>
          <table:table-cell office:value-type="float" office:value="1358942208" calcext:value-type="float">
            <text:p>1358942208</text:p>
          </table:table-cell>
          <table:table-cell table:number-columns-repeated="2"/>
          <table:table-cell office:value-type="float" office:value="1742325845" calcext:value-type="float">
            <text:p>1742325845</text:p>
          </table:table-cell>
          <table:table-cell table:formula="of:=([.E49]-[.$E$2])" office:value-type="float" office:value="52" calcext:value-type="float">
            <text:p>52</text:p>
          </table:table-cell>
          <table:table-cell office:value-type="float" office:value="703.734375" calcext:value-type="float">
            <text:p>703.734375</text:p>
          </table:table-cell>
          <table:table-cell table:formula="of:=[.B48]/1024/1024" office:value-type="float" office:value="1053.84375" calcext:value-type="float">
            <text:p>1053.84375</text:p>
          </table:table-cell>
        </table:table-row>
        <table:table-row table:style-name="ro1">
          <table:table-cell office:value-type="float" office:value="1742325841260" calcext:value-type="float">
            <text:p>1742325841260</text:p>
          </table:table-cell>
          <table:table-cell office:value-type="float" office:value="1671118848" calcext:value-type="float">
            <text:p>1671118848</text:p>
          </table:table-cell>
          <table:table-cell table:number-columns-repeated="2"/>
          <table:table-cell office:value-type="float" office:value="1742325846" calcext:value-type="float">
            <text:p>1742325846</text:p>
          </table:table-cell>
          <table:table-cell table:formula="of:=([.E50]-[.$E$2])" office:value-type="float" office:value="53" calcext:value-type="float">
            <text:p>53</text:p>
          </table:table-cell>
          <table:table-cell office:value-type="float" office:value="690.63671875" calcext:value-type="float">
            <text:p>690.63671875</text:p>
          </table:table-cell>
          <table:table-cell table:formula="of:=[.B49]/1024/1024" office:value-type="float" office:value="1295.98828125" calcext:value-type="float">
            <text:p>1295.98828125</text:p>
          </table:table-cell>
        </table:table-row>
        <table:table-row table:style-name="ro1">
          <table:table-cell office:value-type="float" office:value="1742325842271" calcext:value-type="float">
            <text:p>1742325842271</text:p>
          </table:table-cell>
          <table:table-cell office:value-type="float" office:value="1674956800" calcext:value-type="float">
            <text:p>1674956800</text:p>
          </table:table-cell>
          <table:table-cell table:number-columns-repeated="2"/>
          <table:table-cell office:value-type="float" office:value="1742325847" calcext:value-type="float">
            <text:p>1742325847</text:p>
          </table:table-cell>
          <table:table-cell table:formula="of:=([.E51]-[.$E$2])" office:value-type="float" office:value="54" calcext:value-type="float">
            <text:p>54</text:p>
          </table:table-cell>
          <table:table-cell office:value-type="float" office:value="690.6328125" calcext:value-type="float">
            <text:p>690.6328125</text:p>
          </table:table-cell>
          <table:table-cell table:formula="of:=[.B50]/1024/1024" office:value-type="float" office:value="1593.703125" calcext:value-type="float">
            <text:p>1593.703125</text:p>
          </table:table-cell>
        </table:table-row>
        <table:table-row table:style-name="ro1">
          <table:table-cell office:value-type="float" office:value="1742325843283" calcext:value-type="float">
            <text:p>1742325843283</text:p>
          </table:table-cell>
          <table:table-cell office:value-type="float" office:value="1675145216" calcext:value-type="float">
            <text:p>1675145216</text:p>
          </table:table-cell>
          <table:table-cell table:number-columns-repeated="2"/>
          <table:table-cell office:value-type="float" office:value="1742325848" calcext:value-type="float">
            <text:p>1742325848</text:p>
          </table:table-cell>
          <table:table-cell table:formula="of:=([.E52]-[.$E$2])" office:value-type="float" office:value="55" calcext:value-type="float">
            <text:p>55</text:p>
          </table:table-cell>
          <table:table-cell office:value-type="float" office:value="683.015625" calcext:value-type="float">
            <text:p>683.015625</text:p>
          </table:table-cell>
          <table:table-cell table:formula="of:=[.B51]/1024/1024" office:value-type="float" office:value="1597.36328125" calcext:value-type="float">
            <text:p>1597.36328125</text:p>
          </table:table-cell>
        </table:table-row>
        <table:table-row table:style-name="ro1">
          <table:table-cell office:value-type="float" office:value="1742325844296" calcext:value-type="float">
            <text:p>1742325844296</text:p>
          </table:table-cell>
          <table:table-cell office:value-type="float" office:value="1675177984" calcext:value-type="float">
            <text:p>1675177984</text:p>
          </table:table-cell>
          <table:table-cell table:number-columns-repeated="2"/>
          <table:table-cell office:value-type="float" office:value="1742325849" calcext:value-type="float">
            <text:p>1742325849</text:p>
          </table:table-cell>
          <table:table-cell table:formula="of:=([.E53]-[.$E$2])" office:value-type="float" office:value="56" calcext:value-type="float">
            <text:p>56</text:p>
          </table:table-cell>
          <table:table-cell office:value-type="float" office:value="682.5234375" calcext:value-type="float">
            <text:p>682.5234375</text:p>
          </table:table-cell>
          <table:table-cell table:formula="of:=[.B52]/1024/1024" office:value-type="float" office:value="1597.54296875" calcext:value-type="float">
            <text:p>1597.54296875</text:p>
          </table:table-cell>
        </table:table-row>
        <table:table-row table:style-name="ro1">
          <table:table-cell office:value-type="float" office:value="1742325845308" calcext:value-type="float">
            <text:p>1742325845308</text:p>
          </table:table-cell>
          <table:table-cell office:value-type="float" office:value="1683333120" calcext:value-type="float">
            <text:p>1683333120</text:p>
          </table:table-cell>
          <table:table-cell table:number-columns-repeated="2"/>
          <table:table-cell office:value-type="float" office:value="1742325851" calcext:value-type="float">
            <text:p>1742325851</text:p>
          </table:table-cell>
          <table:table-cell table:formula="of:=([.E54]-[.$E$2])" office:value-type="float" office:value="58" calcext:value-type="float">
            <text:p>58</text:p>
          </table:table-cell>
          <table:table-cell office:value-type="float" office:value="680.26953125" calcext:value-type="float">
            <text:p>680.26953125</text:p>
          </table:table-cell>
          <table:table-cell table:formula="of:=[.B53]/1024/1024" office:value-type="float" office:value="1597.57421875" calcext:value-type="float">
            <text:p>1597.57421875</text:p>
          </table:table-cell>
        </table:table-row>
        <table:table-row table:style-name="ro1">
          <table:table-cell office:value-type="float" office:value="1742325846322" calcext:value-type="float">
            <text:p>1742325846322</text:p>
          </table:table-cell>
          <table:table-cell office:value-type="float" office:value="1683091456" calcext:value-type="float">
            <text:p>1683091456</text:p>
          </table:table-cell>
          <table:table-cell table:number-columns-repeated="2"/>
          <table:table-cell office:value-type="float" office:value="1742325852" calcext:value-type="float">
            <text:p>1742325852</text:p>
          </table:table-cell>
          <table:table-cell table:formula="of:=([.E55]-[.$E$2])" office:value-type="float" office:value="59" calcext:value-type="float">
            <text:p>59</text:p>
          </table:table-cell>
          <table:table-cell office:value-type="float" office:value="680.26953125" calcext:value-type="float">
            <text:p>680.26953125</text:p>
          </table:table-cell>
          <table:table-cell table:formula="of:=[.B54]/1024/1024" office:value-type="float" office:value="1605.3515625" calcext:value-type="float">
            <text:p>1605.3515625</text:p>
          </table:table-cell>
        </table:table-row>
        <table:table-row table:style-name="ro1">
          <table:table-cell office:value-type="float" office:value="1742325847335" calcext:value-type="float">
            <text:p>1742325847335</text:p>
          </table:table-cell>
          <table:table-cell office:value-type="float" office:value="1683079168" calcext:value-type="float">
            <text:p>1683079168</text:p>
          </table:table-cell>
          <table:table-cell table:number-columns-repeated="5"/>
          <table:table-cell table:formula="of:=[.B55]/1024/1024" office:value-type="float" office:value="1605.12109375" calcext:value-type="float">
            <text:p>1605.12109375</text:p>
          </table:table-cell>
        </table:table-row>
        <table:table-row table:style-name="ro1">
          <table:table-cell office:value-type="float" office:value="1742325848350" calcext:value-type="float">
            <text:p>1742325848350</text:p>
          </table:table-cell>
          <table:table-cell office:value-type="float" office:value="1683083264" calcext:value-type="float">
            <text:p>1683083264</text:p>
          </table:table-cell>
          <table:table-cell table:number-columns-repeated="6"/>
        </table:table-row>
        <table:table-row table:style-name="ro1">
          <table:table-cell office:value-type="float" office:value="1742325849363" calcext:value-type="float">
            <text:p>1742325849363</text:p>
          </table:table-cell>
          <table:table-cell office:value-type="float" office:value="1683087360" calcext:value-type="float">
            <text:p>1683087360</text:p>
          </table:table-cell>
          <table:table-cell table:number-columns-repeated="6"/>
        </table:table-row>
        <table:table-row table:style-name="ro1">
          <table:table-cell office:value-type="float" office:value="1742325850378" calcext:value-type="float">
            <text:p>1742325850378</text:p>
          </table:table-cell>
          <table:table-cell office:value-type="float" office:value="1682845696" calcext:value-type="float">
            <text:p>1682845696</text:p>
          </table:table-cell>
          <table:table-cell table:number-columns-repeated="6"/>
        </table:table-row>
        <table:table-row table:style-name="ro1">
          <table:table-cell office:value-type="float" office:value="1742325851392" calcext:value-type="float">
            <text:p>1742325851392</text:p>
          </table:table-cell>
          <table:table-cell office:value-type="float" office:value="1683107840" calcext:value-type="float">
            <text:p>1683107840</text:p>
          </table:table-cell>
          <table:table-cell table:number-columns-repeated="6"/>
        </table:table-row>
        <table:table-row table:style-name="ro1">
          <table:table-cell office:value-type="float" office:value="1742325852405" calcext:value-type="float">
            <text:p>1742325852405</text:p>
          </table:table-cell>
          <table:table-cell office:value-type="float" office:value="1683103744" calcext:value-type="float">
            <text:p>1683103744</text:p>
          </table:table-cell>
          <table:table-cell table:number-columns-repeated="6"/>
        </table:table-row>
        <table:table-row table:style-name="ro1">
          <table:table-cell office:value-type="float" office:value="1742325853420" calcext:value-type="float">
            <text:p>1742325853420</text:p>
          </table:table-cell>
          <table:table-cell office:value-type="float" office:value="1682849792" calcext:value-type="float">
            <text:p>1682849792</text:p>
          </table:table-cell>
          <table:table-cell table:number-columns-repeated="6"/>
        </table:table-row>
        <table:table-row table:style-name="ro1">
          <table:table-cell office:value-type="float" office:value="1742325854434" calcext:value-type="float">
            <text:p>1742325854434</text:p>
          </table:table-cell>
          <table:table-cell office:value-type="float" office:value="1683103744" calcext:value-type="float">
            <text:p>1683103744</text:p>
          </table:table-cell>
          <table:table-cell table:number-columns-repeated="6"/>
        </table:table-row>
        <table:table-row table:style-name="ro1">
          <table:table-cell office:value-type="float" office:value="1742325855448" calcext:value-type="float">
            <text:p>1742325855448</text:p>
          </table:table-cell>
          <table:table-cell office:value-type="float" office:value="1683099648" calcext:value-type="float">
            <text:p>1683099648</text:p>
          </table:table-cell>
          <table:table-cell table:number-columns-repeated="6"/>
        </table:table-row>
        <table:table-row table:style-name="ro1">
          <table:table-cell office:value-type="float" office:value="1742325856461" calcext:value-type="float">
            <text:p>1742325856461</text:p>
          </table:table-cell>
          <table:table-cell office:value-type="float" office:value="1683116032" calcext:value-type="float">
            <text:p>1683116032</text:p>
          </table:table-cell>
          <table:table-cell table:number-columns-repeated="6"/>
        </table:table-row>
        <table:table-row table:style-name="ro1">
          <table:table-cell office:value-type="float" office:value="1742325857475" calcext:value-type="float">
            <text:p>1742325857475</text:p>
          </table:table-cell>
          <table:table-cell office:value-type="float" office:value="1683087360" calcext:value-type="float">
            <text:p>1683087360</text:p>
          </table:table-cell>
          <table:table-cell table:number-columns-repeated="6"/>
        </table:table-row>
        <table:table-row table:style-name="ro1">
          <table:table-cell office:value-type="float" office:value="1742325858490" calcext:value-type="float">
            <text:p>1742325858490</text:p>
          </table:table-cell>
          <table:table-cell office:value-type="float" office:value="1683095552" calcext:value-type="float">
            <text:p>1683095552</text:p>
          </table:table-cell>
          <table:table-cell table:number-columns-repeated="6"/>
        </table:table-row>
        <table:table-row table:style-name="ro1">
          <table:table-cell office:value-type="float" office:value="1742325859504" calcext:value-type="float">
            <text:p>1742325859504</text:p>
          </table:table-cell>
          <table:table-cell office:value-type="float" office:value="1683296256" calcext:value-type="float">
            <text:p>1683296256</text:p>
          </table:table-cell>
          <table:table-cell table:number-columns-repeated="6"/>
        </table:table-row>
        <table:table-row table:style-name="ro1">
          <table:table-cell office:value-type="float" office:value="1742325860519" calcext:value-type="float">
            <text:p>1742325860519</text:p>
          </table:table-cell>
          <table:table-cell office:value-type="float" office:value="1682989056" calcext:value-type="float">
            <text:p>1682989056</text:p>
          </table:table-cell>
          <table:table-cell table:number-columns-repeated="6"/>
        </table:table-row>
        <table:table-row table:style-name="ro1">
          <table:table-cell office:value-type="float" office:value="1742325861533" calcext:value-type="float">
            <text:p>1742325861533</text:p>
          </table:table-cell>
          <table:table-cell office:value-type="float" office:value="1682980864" calcext:value-type="float">
            <text:p>1682980864</text:p>
          </table:table-cell>
          <table:table-cell table:number-columns-repeated="6"/>
        </table:table-row>
        <table:table-row table:style-name="ro1">
          <table:table-cell office:value-type="float" office:value="1742325862547" calcext:value-type="float">
            <text:p>1742325862547</text:p>
          </table:table-cell>
          <table:table-cell office:value-type="float" office:value="1682976768" calcext:value-type="float">
            <text:p>1682976768</text:p>
          </table:table-cell>
          <table:table-cell table:number-columns-repeated="6"/>
        </table:table-row>
        <table:table-row table:style-name="ro1">
          <table:table-cell office:value-type="float" office:value="1742325863561" calcext:value-type="float">
            <text:p>1742325863561</text:p>
          </table:table-cell>
          <table:table-cell office:value-type="float" office:value="1682972672" calcext:value-type="float">
            <text:p>16829726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7:10:18.529416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0T17:22:14.602547063</dc:date>
    <meta:editing-duration>PT7M39S</meta:editing-duration>
    <meta:editing-cycles>3</meta:editing-cycles>
    <meta:generator>LibreOffice/24.8.2.1$MacOSX_X86_64 LibreOffice_project/0f794b6e29741098670a3b95d60478a65d05ef13</meta:generator>
    <meta:document-statistic meta:table-count="1" meta:cell-count="3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16cm" svg:height="18.627cm" xlink:href=".." xlink:type="simple" chart:class="chart:scatter" chart:style-name="ch1">
        <chart:legend chart:legend-position="end" svg:x="29.227cm" svg:y="8.766cm" style:legend-expansion="high" chart:style-name="ch2"/>
        <chart:plot-area chart:style-name="ch3" table:cell-range-address="cgroup_memory_stats.F2:cgroup_memory_stats.H56 cgroup_memory_stats.G1:cgroup_memory_stats.H1" chart:data-source-has-labels="row" svg:x="0.662cm" svg:y="0.372cm" svg:width="27.903cm" svg:height="17.883cm">
          <chart:coordinate-region svg:x="1.691cm" svg:y="0.571cm" svg:width="26.678cm" svg:height="17.0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group_memory_stats.G2:cgroup_memory_stats.G56" chart:label-cell-address="cgroup_memory_stats.G1:cgroup_memory_stats.G1" chart:class="chart:scatter">
            <chart:domain table:cell-range-address="cgroup_memory_stats.F2:cgroup_memory_stats.F56"/>
            <chart:data-point chart:repeated="55"/>
          </chart:series>
          <chart:series chart:style-name="ch8" chart:values-cell-range-address="cgroup_memory_stats.H2:cgroup_memory_stats.H56" chart:label-cell-address="cgroup_memory_stats.H1:cgroup_memory_stats.H1" chart:class="chart:scatter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RSH USED</text:p>
                <draw:g>
                  <svg:desc>cgroup_memory_stats.G1:cgroup_memory_stats.G1</svg:desc>
                </draw:g>
              </table:table-cell>
              <table:table-cell office:value-type="string">
                <text:p>memory_current</text:p>
                <draw:g>
                  <svg:desc>cgroup_memory_stats.H1:cgroup_memory_sta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group_memory_stats.F2:cgroup_memory_stats.F56</svg:desc>
                </draw:g>
              </table:table-cell>
              <table:table-cell office:value-type="float" office:value="0">
                <text:p>0</text:p>
                <draw:g>
                  <svg:desc>cgroup_memory_stats.G2:cgroup_memory_stats.G56</svg:desc>
                </draw:g>
              </table:table-cell>
              <table:table-cell office:value-type="float" office:value="0">
                <text:p>0</text:p>
                <draw:g>
                  <svg:desc>cgroup_memory_stats.H2:cgroup_memory_stats.H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8.671875">
                <text:p>38.67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0.26953125">
                <text:p>60.26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6.015625">
                <text:p>106.0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7.390625">
                <text:p>137.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9.875">
                <text:p>169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1.52734375">
                <text:p>191.52734375</text:p>
              </table:table-cell>
              <table:table-cell office:value-type="float" office:value="200.421875">
                <text:p>200.4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4.03125">
                <text:p>454.03125</text:p>
              </table:table-cell>
              <table:table-cell office:value-type="float" office:value="473.953125">
                <text:p>473.9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2.64453125">
                <text:p>522.64453125</text:p>
              </table:table-cell>
              <table:table-cell office:value-type="float" office:value="543.44921875">
                <text:p>543.44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4.21484375">
                <text:p>224.21484375</text:p>
              </table:table-cell>
              <table:table-cell office:value-type="float" office:value="790.3046875">
                <text:p>790.30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6.953125">
                <text:p>296.953125</text:p>
              </table:table-cell>
              <table:table-cell office:value-type="float" office:value="848.01953125">
                <text:p>848.019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14.43359375">
                <text:p>314.43359375</text:p>
              </table:table-cell>
              <table:table-cell office:value-type="float" office:value="872.34765625">
                <text:p>872.3476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14.43359375">
                <text:p>314.43359375</text:p>
              </table:table-cell>
              <table:table-cell office:value-type="float" office:value="936.72265625">
                <text:p>936.7226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13.91796875">
                <text:p>313.91796875</text:p>
              </table:table-cell>
              <table:table-cell office:value-type="float" office:value="1019.265625">
                <text:p>1019.2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14.1640625">
                <text:p>314.1640625</text:p>
              </table:table-cell>
              <table:table-cell office:value-type="float" office:value="1034.50390625">
                <text:p>1034.503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10.68359375">
                <text:p>310.68359375</text:p>
              </table:table-cell>
              <table:table-cell office:value-type="float" office:value="1034.2265625">
                <text:p>1034.22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10.67578125">
                <text:p>310.67578125</text:p>
              </table:table-cell>
              <table:table-cell office:value-type="float" office:value="1034.09765625">
                <text:p>1034.0976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10.67578125">
                <text:p>310.67578125</text:p>
              </table:table-cell>
              <table:table-cell office:value-type="float" office:value="1034.234375">
                <text:p>1034.2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10.67578125">
                <text:p>310.67578125</text:p>
              </table:table-cell>
              <table:table-cell office:value-type="float" office:value="1034.2421875">
                <text:p>1034.24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10.67578125">
                <text:p>310.67578125</text:p>
              </table:table-cell>
              <table:table-cell office:value-type="float" office:value="1034.546875">
                <text:p>1034.5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10.89453125">
                <text:p>310.89453125</text:p>
              </table:table-cell>
              <table:table-cell office:value-type="float" office:value="1034.046875">
                <text:p>1034.04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10.89453125">
                <text:p>310.89453125</text:p>
              </table:table-cell>
              <table:table-cell office:value-type="float" office:value="1034.55078125">
                <text:p>1034.5507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10.89453125">
                <text:p>310.89453125</text:p>
              </table:table-cell>
              <table:table-cell office:value-type="float" office:value="1034.55859375">
                <text:p>1034.558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10.89453125">
                <text:p>310.89453125</text:p>
              </table:table-cell>
              <table:table-cell office:value-type="float" office:value="1034.0546875">
                <text:p>1034.054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2734375">
                <text:p>1034.273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2734375">
                <text:p>1034.27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51171875">
                <text:p>1034.5117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5078125">
                <text:p>1034.50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5078125">
                <text:p>1034.507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2578125">
                <text:p>1034.257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75390625">
                <text:p>1034.7539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51953125">
                <text:p>1034.5195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26171875">
                <text:p>1034.2617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76171875">
                <text:p>1034.7617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5625">
                <text:p>1034.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53515625">
                <text:p>1034.5351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30078125">
                <text:p>1034.3007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30859375">
                <text:p>1034.30859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3046875">
                <text:p>1034.304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10.8984375">
                <text:p>310.8984375</text:p>
              </table:table-cell>
              <table:table-cell office:value-type="float" office:value="1034.5546875">
                <text:p>1034.554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332.03125">
                <text:p>332.03125</text:p>
              </table:table-cell>
              <table:table-cell office:value-type="float" office:value="1034.31640625">
                <text:p>1034.316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90.37890625">
                <text:p>390.37890625</text:p>
              </table:table-cell>
              <table:table-cell office:value-type="float" office:value="1034.31640625">
                <text:p>1034.316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58.00390625">
                <text:p>558.00390625</text:p>
              </table:table-cell>
              <table:table-cell office:value-type="float" office:value="1034.3203125">
                <text:p>1034.320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682.73828125">
                <text:p>682.73828125</text:p>
              </table:table-cell>
              <table:table-cell office:value-type="float" office:value="1035.1171875">
                <text:p>1035.117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685.83203125">
                <text:p>685.83203125</text:p>
              </table:table-cell>
              <table:table-cell office:value-type="float" office:value="1034.4453125">
                <text:p>1034.445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686.03515625">
                <text:p>686.03515625</text:p>
              </table:table-cell>
              <table:table-cell office:value-type="float" office:value="1034.69140625">
                <text:p>1034.6914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703.734375">
                <text:p>703.734375</text:p>
              </table:table-cell>
              <table:table-cell office:value-type="float" office:value="1053.84375">
                <text:p>1053.8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90.63671875">
                <text:p>690.63671875</text:p>
              </table:table-cell>
              <table:table-cell office:value-type="float" office:value="1295.98828125">
                <text:p>1295.9882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690.6328125">
                <text:p>690.6328125</text:p>
              </table:table-cell>
              <table:table-cell office:value-type="float" office:value="1593.703125">
                <text:p>1593.70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683.015625">
                <text:p>683.015625</text:p>
              </table:table-cell>
              <table:table-cell office:value-type="float" office:value="1597.36328125">
                <text:p>1597.3632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82.5234375">
                <text:p>682.5234375</text:p>
              </table:table-cell>
              <table:table-cell office:value-type="float" office:value="1597.54296875">
                <text:p>1597.542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680.26953125">
                <text:p>680.26953125</text:p>
              </table:table-cell>
              <table:table-cell office:value-type="float" office:value="1597.57421875">
                <text:p>1597.5742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80.26953125">
                <text:p>680.26953125</text:p>
              </table:table-cell>
              <table:table-cell office:value-type="float" office:value="1605.3515625">
                <text:p>1605.3515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5.12109375">
                <text:p>1605.121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X86_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